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rbyCatalogDao.updateItemQuantity( String item , int quantit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rbyCatalogDao.getCategory(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rbyCatalogDao.getCategoryLi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rbyCatalogDao.getProductListByCategory(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rbyCatalogDao.getProduct(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rbyCatalogDao.getItem(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rbyCatalogDao.searchProductList( String searchTer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rbyCatalogDao.initDB( String initStr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rbyCatalogDao.getItemListByProduct(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